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d6efe" officeooo:paragraph-rsid="001d6efe"/>
    </style:style>
    <style:style style:name="P2" style:family="paragraph" style:parent-style-name="Standard">
      <style:text-properties officeooo:paragraph-rsid="00210a28"/>
    </style:style>
    <style:style style:name="P3" style:family="paragraph" style:parent-style-name="Standard">
      <style:text-properties fo:font-size="14pt" fo:font-weight="bold" officeooo:rsid="001d6efe" officeooo:paragraph-rsid="001d6efe" style:font-size-asian="14pt" style:font-weight-asian="bold" style:font-size-complex="14pt" style:font-weight-complex="bold"/>
    </style:style>
    <style:style style:name="P4" style:family="paragraph" style:parent-style-name="Standard">
      <style:text-properties fo:font-variant="normal" fo:text-transform="none" fo:color="#111111" style:font-name="Helvetica" fo:letter-spacing="normal" fo:font-style="normal" fo:font-weight="normal" officeooo:rsid="001e76b4" officeooo:paragraph-rsid="00210a28"/>
    </style:style>
    <style:style style:name="P5" style:family="paragraph" style:parent-style-name="Standard">
      <style:text-properties officeooo:paragraph-rsid="00210a28"/>
    </style:style>
    <style:style style:name="P6" style:family="paragraph" style:parent-style-name="Standard">
      <style:text-properties officeooo:paragraph-rsid="0041f012"/>
    </style:style>
    <style:style style:name="P7" style:family="paragraph" style:parent-style-name="Standard">
      <style:text-properties officeooo:rsid="0042868c" officeooo:paragraph-rsid="0042868c"/>
    </style:style>
    <style:style style:name="P8" style:family="paragraph" style:parent-style-name="Standard">
      <style:text-properties officeooo:paragraph-rsid="0042868c"/>
    </style:style>
    <style:style style:name="T1" style:family="text">
      <style:text-properties fo:font-variant="normal" fo:text-transform="none" fo:color="#111111" style:font-name="Helvetica" fo:letter-spacing="normal" fo:font-style="normal" fo:font-weight="normal"/>
    </style:style>
    <style:style style:name="T2" style:family="text">
      <style:text-properties fo:font-variant="normal" fo:text-transform="none" fo:color="#111111" style:font-name="Helvetica" fo:letter-spacing="normal" fo:font-style="normal" fo:font-weight="normal" officeooo:rsid="001e76b4"/>
    </style:style>
    <style:style style:name="T3" style:family="text">
      <style:text-properties fo:font-variant="normal" fo:text-transform="none" fo:color="#111111" style:font-name="Helvetica" fo:letter-spacing="normal" fo:font-style="normal" fo:font-weight="normal" officeooo:rsid="00203414"/>
    </style:style>
    <style:style style:name="T4" style:family="text">
      <style:text-properties fo:font-variant="normal" fo:text-transform="none" fo:color="#111111" style:font-name="Helvetica" fo:letter-spacing="normal" fo:font-style="normal" fo:font-weight="normal" officeooo:rsid="001d6efe"/>
    </style:style>
    <style:style style:name="T5" style:family="text">
      <style:text-properties fo:font-variant="normal" fo:text-transform="none" fo:color="#111111" style:font-name="Helvetica" fo:letter-spacing="normal" fo:font-style="normal" fo:font-weight="normal" officeooo:rsid="00210a28"/>
    </style:style>
    <style:style style:name="T6" style:family="text">
      <style:text-properties fo:font-variant="normal" fo:text-transform="none" fo:color="#111111" style:font-name="Helvetica" fo:letter-spacing="normal" fo:font-style="normal" fo:font-weight="normal" officeooo:rsid="0021a397"/>
    </style:style>
    <style:style style:name="T7" style:family="text">
      <style:text-properties fo:font-variant="normal" fo:text-transform="none" fo:color="#111111" style:font-name="Helvetica" fo:letter-spacing="normal" fo:font-style="normal" fo:font-weight="normal" officeooo:rsid="0025a9d1"/>
    </style:style>
    <style:style style:name="T8" style:family="text">
      <style:text-properties fo:font-variant="normal" fo:text-transform="none" fo:color="#111111" style:font-name="Helvetica" fo:letter-spacing="normal" fo:font-style="normal" fo:font-weight="normal" officeooo:rsid="0029bb46"/>
    </style:style>
    <style:style style:name="T9" style:family="text">
      <style:text-properties fo:font-variant="normal" fo:text-transform="none" fo:color="#111111" style:font-name="Helvetica" fo:letter-spacing="normal" fo:font-style="normal" fo:font-weight="normal" officeooo:rsid="002ad575"/>
    </style:style>
    <style:style style:name="T10" style:family="text">
      <style:text-properties fo:font-variant="normal" fo:text-transform="none" fo:color="#111111" style:font-name="Helvetica" fo:letter-spacing="normal" fo:font-style="normal" fo:font-weight="normal" officeooo:rsid="002b907b"/>
    </style:style>
    <style:style style:name="T11" style:family="text">
      <style:text-properties fo:font-variant="normal" fo:text-transform="none" fo:color="#111111" style:font-name="Helvetica" fo:letter-spacing="normal" fo:font-style="normal" fo:font-weight="normal" officeooo:rsid="002b9d17"/>
    </style:style>
    <style:style style:name="T12" style:family="text">
      <style:text-properties fo:font-variant="normal" fo:text-transform="none" fo:color="#111111" style:font-name="Helvetica" fo:letter-spacing="normal" fo:font-style="normal" fo:font-weight="normal" officeooo:rsid="002e3286"/>
    </style:style>
    <style:style style:name="T13" style:family="text">
      <style:text-properties fo:font-variant="normal" fo:text-transform="none" fo:color="#111111" style:font-name="Helvetica" fo:letter-spacing="normal" fo:font-style="normal" fo:font-weight="normal" officeooo:rsid="002f7a90"/>
    </style:style>
    <style:style style:name="T14" style:family="text">
      <style:text-properties fo:font-variant="normal" fo:text-transform="none" fo:color="#111111" style:font-name="Helvetica" fo:letter-spacing="normal" fo:font-style="normal" fo:font-weight="normal" officeooo:rsid="002fbe9a"/>
    </style:style>
    <style:style style:name="T15" style:family="text">
      <style:text-properties fo:font-variant="normal" fo:text-transform="none" fo:color="#111111" style:font-name="Helvetica" fo:letter-spacing="normal" fo:font-style="normal" fo:font-weight="normal" officeooo:rsid="003047d0"/>
    </style:style>
    <style:style style:name="T16" style:family="text">
      <style:text-properties fo:font-variant="normal" fo:text-transform="none" fo:color="#111111" style:font-name="Helvetica" fo:letter-spacing="normal" fo:font-style="normal" fo:font-weight="normal" officeooo:rsid="00312ff2"/>
    </style:style>
    <style:style style:name="T17" style:family="text">
      <style:text-properties fo:font-variant="normal" fo:text-transform="none" fo:color="#111111" style:font-name="Helvetica" fo:letter-spacing="normal" fo:font-style="normal" fo:font-weight="normal" officeooo:rsid="00332299"/>
    </style:style>
    <style:style style:name="T18" style:family="text">
      <style:text-properties fo:font-variant="normal" fo:text-transform="none" fo:color="#111111" style:font-name="Helvetica" fo:letter-spacing="normal" fo:font-style="normal" fo:font-weight="normal" officeooo:rsid="0034327d"/>
    </style:style>
    <style:style style:name="T19" style:family="text">
      <style:text-properties fo:font-variant="normal" fo:text-transform="none" fo:color="#111111" style:font-name="Helvetica" fo:letter-spacing="normal" fo:font-style="normal" fo:font-weight="normal" officeooo:rsid="003515eb"/>
    </style:style>
    <style:style style:name="T20" style:family="text">
      <style:text-properties fo:font-variant="normal" fo:text-transform="none" fo:color="#111111" style:font-name="Helvetica" fo:letter-spacing="normal" fo:font-style="normal" fo:font-weight="normal" officeooo:rsid="003565fb"/>
    </style:style>
    <style:style style:name="T21" style:family="text">
      <style:text-properties fo:font-variant="normal" fo:text-transform="none" fo:color="#111111" style:font-name="Helvetica" fo:letter-spacing="normal" fo:font-style="normal" fo:font-weight="normal" officeooo:rsid="00397e1a"/>
    </style:style>
    <style:style style:name="T22" style:family="text">
      <style:text-properties fo:font-variant="normal" fo:text-transform="none" fo:color="#111111" style:font-name="Helvetica" fo:letter-spacing="normal" fo:font-style="normal" fo:font-weight="normal" officeooo:rsid="003a43f6"/>
    </style:style>
    <style:style style:name="T23" style:family="text">
      <style:text-properties fo:font-variant="normal" fo:text-transform="none" fo:color="#111111" style:font-name="Helvetica" fo:letter-spacing="normal" fo:font-style="normal" fo:font-weight="normal" officeooo:rsid="003b923c"/>
    </style:style>
    <style:style style:name="T24" style:family="text">
      <style:text-properties fo:font-variant="normal" fo:text-transform="none" fo:color="#111111" style:font-name="Helvetica" fo:letter-spacing="normal" fo:font-style="normal" fo:font-weight="normal" officeooo:rsid="003d4dc9"/>
    </style:style>
    <style:style style:name="T25" style:family="text">
      <style:text-properties fo:font-variant="normal" fo:text-transform="none" fo:color="#111111" style:font-name="Helvetica" fo:letter-spacing="normal" fo:font-style="normal" fo:font-weight="normal" officeooo:rsid="003ea410"/>
    </style:style>
    <style:style style:name="T26" style:family="text">
      <style:text-properties fo:font-variant="normal" fo:text-transform="none" fo:color="#111111" style:font-name="Helvetica" fo:letter-spacing="normal" fo:font-style="normal" fo:font-weight="normal" officeooo:rsid="003ecf86"/>
    </style:style>
    <style:style style:name="T27" style:family="text">
      <style:text-properties fo:font-variant="normal" fo:text-transform="none" fo:color="#111111" style:font-name="Helvetica" fo:letter-spacing="normal" fo:font-style="normal" fo:font-weight="normal" officeooo:rsid="0041f012"/>
    </style:style>
    <style:style style:name="T28" style:family="text">
      <style:text-properties fo:font-variant="normal" fo:text-transform="none" fo:color="#111111" style:font-name="Helvetica" fo:letter-spacing="normal" fo:font-style="normal" fo:font-weight="normal" officeooo:rsid="000df77b"/>
    </style:style>
    <style:style style:name="T29" style:family="text">
      <style:text-properties fo:font-variant="normal" fo:text-transform="none" fo:color="#111111" style:font-name="Helvetica" fo:letter-spacing="normal" fo:font-style="normal" fo:font-weight="normal" officeooo:rsid="0042868c"/>
    </style:style>
    <style:style style:name="T30" style:family="text">
      <style:text-properties fo:font-variant="normal" fo:text-transform="none" fo:color="#111111" style:font-name="Helvetica" fo:letter-spacing="normal" fo:font-style="normal" fo:font-weight="normal" officeooo:rsid="0042df02"/>
    </style:style>
    <style:style style:name="T31" style:family="text">
      <style:text-properties officeooo:rsid="00210a28"/>
    </style:style>
    <style:style style:name="T32" style:family="text">
      <style:text-properties officeooo:rsid="002d9ac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1">A</text:span>ll-<text:span text:style-name="T31">S</text:span>ports <text:span text:style-name="T32">Waterproof L</text:span>inear <text:span text:style-name="T31">Guidance System </text:span></text:p>
      <text:p text:style-name="P1"/>
      <text:p text:style-name="P2"><text:span text:style-name="T7">You're out hiking in the woods, </text:span><text:span text:style-name="T24">kayaking, or boating in open water</text:span><text:span text:style-name="T7"> w</text:span><text:span text:style-name="T4">hen, </text:span><text:span text:style-name="T7">suddenly, </text:span><text:span text:style-name="T4">the sky </text:span><text:span text:style-name="T3">is</text:span><text:span text:style-name="T4"> cloudy, visibility low, </text:span><text:span text:style-name="T24">and you've lost sight of visual reference points that you're counting on for reaching your destination</text:span><text:span text:style-name="T4">. <text:s/></text:span><text:span text:style-name="T25">So</text:span><text:span text:style-name="T7">, how do you stay on </text:span><text:span text:style-name="T20">course </text:span><text:span text:style-name="T7">without the </text:span><text:span text:style-name="T16">ability to see </text:span><text:span text:style-name="T18">your surroundings</text:span><text:span text:style-name="T7">? <text:s/>The fact is, h</text:span><text:span text:style-name="T3">umans have a</text:span><text:span text:style-name="T25">n innate</text:span><text:span text:style-name="T3"> inclination to</text:span><text:span text:style-name="T1"> </text:span><text:span text:style-name="T25">travel</text:span><text:span text:style-name="T1"> in circles when </text:span><text:span text:style-name="T6">reference points are obstructed from view</text:span><text:span text:style-name="T1">. </text:span><text:span text:style-name="T2">The need to maintain straight-</text:span><text:span text:style-name="T19">l</text:span><text:span text:style-name="T2">ine motion is critical for a number of sports and outdoor activities from open water swimming, kayaking, hiking, and cycling. </text:span><text:span text:style-name="T24">These activities</text:span><text:span text:style-name="T6"> </text:span><text:span text:style-name="T24">often </text:span><text:span text:style-name="T2">require </text:span><text:span text:style-name="T6">the </text:span><text:span text:style-name="T2">constant checking </text:span><text:span text:style-name="T6">of visual landmarks </text:span><text:span text:style-name="T2">to </text:span><text:span text:style-name="T6">stay </text:span><text:span text:style-name="T17">straight and </text:span><text:span text:style-name="T6">on co</text:span><text:span text:style-name="T2">urse. </text:span><text:span text:style-name="T25">Without constant real-time feedback, at best, humans travel a zig-zag path even when our visibility is not obstructed. </text:span><text:span text:style-name="T6">In</text:span><text:span text:style-name="T2"> </text:span><text:span text:style-name="T3">sports </text:span><text:span text:style-name="T10">events </text:span><text:span text:style-name="T3">like triathlons, </text:span><text:span text:style-name="T2">swimmers </text:span><text:span text:style-name="T6">need to </text:span><text:span text:style-name="T10">be able to </text:span><text:span text:style-name="T6">swim </text:span><text:span text:style-name="T8">in </text:span><text:span text:style-name="T6">stra</text:span><text:span text:style-name="T8">ight lines</text:span><text:span text:style-name="T6"> </text:span><text:span text:style-name="T8">to each point, </text:span><text:span text:style-name="T6">result</text:span><text:span text:style-name="T8">ing</text:span><text:span text:style-name="T6"> in better times and </text:span><text:span text:style-name="T9">preventing </text:span><text:span text:style-name="T6">unnecessary distance</text:span><text:span text:style-name="T5">.</text:span><text:span text:style-name="T3"> In boating or hiking </text:span><text:span text:style-name="T5">from use of landmarks, even when using a compass, the inefficient variations from linearity can</text:span><text:span text:style-name="T3"> result in unnecessary</text:span><text:span text:style-name="T5"> los</text:span><text:span text:style-name="T11">s</text:span><text:span text:style-name="T5"> of </text:span><text:span text:style-name="T3">fuel or </text:span><text:span text:style-name="T25">time and energy</text:span><text:span text:style-name="T2">. The </text:span><text:span text:style-name="T12">All-Sports </text:span><text:span text:style-name="T16">Waterproof Linear Guidance System incorporates a l</text:span><text:span text:style-name="T2">inear </text:span><text:span text:style-name="T16">s</text:span><text:span text:style-name="T2">ensor </text:span><text:span text:style-name="T16">that </text:span><text:span text:style-name="T2">provides real-time hepatic, </text:span><text:span text:style-name="T27">visual</text:span><text:span text:style-name="T2"> or auditory feedback </text:span><text:span text:style-name="T12">allowing </text:span><text:span text:style-name="T2">for immediate course correction to </text:span><text:span text:style-name="T13">guide us to </text:span><text:span text:style-name="T2">stay straight </text:span><text:span text:style-name="T13">and on-course for </text:span><text:span text:style-name="T2">when we begin to turn. </text:span></text:p>
      <text:p text:style-name="P4"/>
      <text:p text:style-name="P2"><text:span text:style-name="T3">The </text:span><text:span text:style-name="T17">All-Sports Waterproof Linear Guidance System </text:span><text:span text:style-name="T3">provides a signal </text:span><text:span text:style-name="T26">wh</text:span><text:span text:style-name="T3">en </text:span><text:span text:style-name="T26">its</text:span><text:span text:style-name="T3"> pointing compass is off course and returns no signal when </text:span><text:span text:style-name="T26">traveling </text:span><text:span text:style-name="T3">within 20 degrees of the correct heading </text:span><text:span text:style-name="T5">(</text:span><text:span text:style-name="T3">or a pr</text:span><text:span text:style-name="T14">e</text:span><text:span text:style-name="T3">-determined</text:span><text:span text:style-name="T5"> </text:span><text:span text:style-name="T3">degree cone set up by the </text:span><text:span text:style-name="T5">user). </text:span><text:span text:style-name="T21">It's features allow the u</text:span><text:span text:style-name="T22">s</text:span><text:span text:style-name="T21">er </text:span><text:span text:style-name="T17">to set the course before or during activity, </text:span><text:span text:style-name="T23">while traveling</text:span><text:span text:style-name="T17">. <text:s/>The </text:span><text:span text:style-name="T3">Al</text:span><text:span text:style-name="T15">l</text:span><text:span text:style-name="T3">-Sports </text:span><text:span text:style-name="T17">Waterproof </text:span><text:span text:style-name="T3">Linear </text:span><text:span text:style-name="T5">Guidance System also</text:span><text:span text:style-name="T3"> has the potential to assist visually impaired athletes in linear motion activities.</text:span></text:p>
      <text:p text:style-name="P2"><text:span text:style-name="T3"/></text:p>
      <text:p text:style-name="P8"><text:span text:style-name="T3">Such a device, </text:span><text:span text:style-name="T29">which is physically attached to s</text:span><text:span text:style-name="T28">wim goggles, </text:span><text:span text:style-name="T3">visor, hat or other structure positioned on the subject's head </text:span><text:span text:style-name="T29">is configured </text:span><text:span text:style-name="T3">in a position so that data and other information displayed thereon is directly visible to the subject.</text:span><text:span text:style-name="T29"> </text:span><text:span text:style-name="T27">The device allows swimmers to maintain linear distance instead of constantly straining to locate visual landmarks which impairs both their hydrodynamics and overall time. A small button on the side of the goggle (hat or visor for hikers, kayaking, canoeing, or other activities where constant linear motion is important) turns the display on and off and signals to an electronic compass, </text:span><text:span text:style-name="T29">via radio frequency, </text:span><text:span text:style-name="T27">the direction of travel. </text:span><text:span text:style-name="T29">W</text:span><text:span text:style-name="T27">hen an individual deviates from a straight line course, </text:span><text:span text:style-name="T3">a display unit configured for displaying real-time data provided by </text:span><text:span text:style-name="T27">the compass, sends a visual signal (via radio frequency) to the person that he/she is off course. The signal consist of tiny LED lights attached to </text:span><text:span text:style-name="T30">both sides of </text:span><text:span text:style-name="T27">the swim goggles or hat. The user can also elect to use hepatic or auditory sensors rather than lights. <text:s/></text:span><text:span text:style-name="T3"><text:s/></text:span></text:p>
      <text:p text:style-name="P6"><text:span text:style-name="T3"/></text:p>
      <text:p text:style-name="P7"><text:span text:style-name="T3">T</text:span><text:span text:style-name="T1">he device can also accommodate the needs of the visually impaired through the use of hepatic sensors. The literature related to visually is handicapped is replete with devices that facilitate linear motion.</text:span></text:p>
      <text:p text:style-name="P7"><text:span text:style-name="T1"/></text:p>
      <text:p text:style-name="P7"><text:span text:style-name="T1">There are gps type devices that will facilitate linear motion. However, the device that I have described will meet the needs of a large population of athletes and others at a significantly lower co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0:19:22.812000000</meta:creation-date>
    <dc:date>2014-11-03T09:13:35.687000000</dc:date>
    <meta:editing-duration>PT1H6M1S</meta:editing-duration>
    <meta:editing-cycles>29</meta:editing-cycles>
    <meta:generator>LibreOffice/4.1.4.2$Windows_x86 LibreOffice_project/0a0440ccc0227ad9829de5f46be37cfb6edcf72</meta:generator>
    <meta:print-date>2014-11-03T09:06:58.252000000</meta:print-date>
    <meta:document-statistic meta:table-count="0" meta:image-count="0" meta:object-count="0" meta:page-count="1" meta:paragraph-count="6" meta:word-count="537" meta:character-count="3370" meta:non-whitespace-character-count="2831"/>
  </office:meta>
</office:document-meta>
</file>